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padding="0in" fo:border="none"/>
    </style:style>
    <style:style style:name="P2" style:family="paragraph" style:parent-style-name="Standard">
      <style:paragraph-properties fo:margin-top="0in" fo:margin-bottom="0.139in" loext:contextual-spacing="false" fo:line-height="115%" fo:padding="0in" fo:border="none"/>
      <style:text-properties fo:font-variant="normal" fo:text-transform="none" fo:font-size="11pt" style:font-size-asian="11pt" style:font-size-complex="11pt"/>
    </style:style>
    <style:style style:name="P3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/>
    </style:style>
    <style:style style:name="P4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 fo:font-weight="bold" style:font-weight-asian="bold"/>
    </style:style>
    <style:style style:name="P5" style:family="paragraph" style:parent-style-name="Standard">
      <style:paragraph-properties fo:margin-top="0in" fo:margin-bottom="0.139in" loext:contextual-spacing="false" fo:line-height="100%" fo:padding="0in" fo:border="none"/>
    </style:style>
    <style:style style:name="P6" style:family="paragraph" style:parent-style-name="Standard" style:master-page-name="Standard">
      <style:paragraph-properties fo:margin-top="0in" fo:margin-bottom="0.139in" loext:contextual-spacing="false" fo:line-height="115%" style:page-number="1"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text-position="sub 58%" fo:font-size="20pt" style:font-size-asian="20pt" style:font-size-complex="20pt"/>
    </style:style>
    <style:style style:name="T3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4" style:family="text">
      <style:text-properties fo:font-variant="normal" fo:text-transform="none" fo:font-size="14pt" style:font-size-asian="14pt" style:font-size-complex="14pt"/>
    </style:style>
    <style:style style:name="T5" style:family="text">
      <style:text-properties fo:font-variant="normal" fo:text-transform="none" fo:font-size="11pt" style:font-size-asian="11pt" style:font-size-complex="11pt"/>
    </style:style>
    <style:style style:name="T6" style:family="text">
      <style:text-properties fo:font-variant="normal" fo:text-transform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<text:s text:c="62"/>EXPERIMENT 1</text:span></text:p>
      <text:p text:style-name="P1"><text:span text:style-name="T2"><text:s text:c="40"/>ER DIAGRAM OF COLLEGE DATABASE</text:span></text:p>
      <text:p text:style-name="P1"><text:span text:style-name="T3">Aim</text:span><text:span text:style-name="T4">: Draw an ER diagram of college database</text:span><text:span text:style-name="T5">.</text:span></text:p>
      <text:p text:style-name="P2"/>
      <text:p text:style-name="P1"><text:span text:style-name="T3">Components of an ER diagram:</text:span></text:p>
      <text:p text:style-name="P1"><text:span text:style-name="T6">Entity : </text:span><text:span text:style-name="T1">Object that is relevant to given system.Represented as rectangle.</text:span></text:p>
      <text:p text:style-name="P1"><text:span text:style-name="T6">Weak Entity : </text:span><text:span text:style-name="T1">An entity that depends on another entity.Represented as double rectangles.</text:span></text:p>
      <text:p text:style-name="P1"><text:span text:style-name="T6">Attribute : </text:span><text:span text:style-name="T1">Trait of an entity,relationship or other attribute.Represented as double oval.</text:span></text:p>
      <text:p text:style-name="P1"><text:span text:style-name="T6">Multivalued attributes : </text:span><text:span text:style-name="T1">Attributes that have more than one value.Represented as double ovals.</text:span></text:p>
      <text:p text:style-name="P1"><text:span text:style-name="T6">Derived attribute : </text:span><text:span text:style-name="T1">Attribute derived from another attribute.Represented as dotted ovals.</text:span></text:p>
      <text:p text:style-name="P1"><text:span text:style-name="T6">Relationship : </text:span><text:span text:style-name="T1">Describes how entities interact.Represented by rhombus.</text:span></text:p>
      <text:p text:style-name="P3"/>
      <text:p text:style-name="P5"><text:span text:style-name="T1"><text:s text:c="44"/></text:span><text:span text:style-name="T6">ER DIAGRAM OF COLLEGE DATABASE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93" meta:character-count="795" meta:non-whitespace-character-count="567"/>
    <meta:generator>LibreOfficeDev/6.0.5.2$Linux_X86_64 LibreOffice_project/</meta:generator>
  </office:meta>
</office:document-meta>
</file>